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b217" officeooo:paragraph-rsid="0019b217"/>
    </style:style>
    <style:style style:name="P2" style:family="paragraph" style:parent-style-name="Standard">
      <style:paragraph-properties fo:text-align="justify" style:justify-single-word="false"/>
      <style:text-properties officeooo:rsid="0019b217" officeooo:paragraph-rsid="0019b217"/>
    </style:style>
    <style:style style:name="P3" style:family="paragraph" style:parent-style-name="Standard">
      <style:paragraph-properties fo:text-align="center" style:justify-single-word="false"/>
      <style:text-properties fo:font-size="20pt" officeooo:rsid="0019b217" officeooo:paragraph-rsid="0019b217"/>
    </style:style>
    <style:style style:name="P4" style:family="paragraph" style:parent-style-name="Standard">
      <style:paragraph-properties fo:text-align="justify" style:justify-single-word="false"/>
      <style:text-properties officeooo:rsid="001acb69" officeooo:paragraph-rsid="001acb69"/>
    </style:style>
    <style:style style:name="T1" style:family="text">
      <style:text-properties officeooo:rsid="001ac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minder для бота</text:p>
      <text:p text:style-name="P1"/>
      <text:p text:style-name="P2">Reminder позволяет отправлять различные сообщения в определенное время одному или нескольким пользователям.</text:p>
      <text:p text:style-name="P2">Для использования Reminder нужно скопировать Reminder,java в папку Reminder, класс UserTask.java скопировать в папку Reminder/timer_task. <text:span text:style-name="T1">При каждом использованием Reminder нужно создавать новый объект Reminder.</text:span></text:p>
      <text:p text:style-name="P2"/>
      <text:p text:style-name="P4">Reminder.addReminder(Date date, SendMessage message) — Позволяет отправлять одно сообщение в определенное время.</text:p>
      <text:p text:style-name="P4"/>
      <text:p text:style-name="P4">Reminder.addReminder(Date date, List&lt;SendMessage&gt; messages) — Позволяет отправлять несколько сообщений в определенное время.</text:p>
      <text:p text:style-name="P4"/>
      <text:p text:style-name="P4">Reminder.addMorningReminder(SendMessage message) — Позволяет отправлять одно сообщение пользователю в 10:00.</text:p>
      <text:p text:style-name="P4"/>
      <text:p text:style-name="P4">Reminder.addMorningReminder(List&lt;SendMessage&gt; messages) — Позволяет отправлять несколько сообщений пользователям в 10:00.</text:p>
      <text:p text:style-name="P4"/>
      <text:p text:style-name="P4">Reminder.addLunchReminder(SendMessage message) — Позволяет отправлять одно сообщение в 15:00.</text:p>
      <text:p text:style-name="P4"/>
      <text:p text:style-name="P4">Reminder.addLunchReminder(List&lt;SendMessage&gt; messages) — Позволяет отправлять нескольким пользователям сообщения в 15:00.</text:p>
      <text:p text:style-name="P4"/>
      <text:p text:style-name="P4">Reminder.addEndDayReminder(SendMessage message) - Позволяет отправлять одно сообщение в 21:00.</text:p>
      <text:p text:style-name="P4"/>
      <text:p text:style-name="P4">Reminder.addEndDayReminder(List&lt;SendMessage&gt; messages) - Позволяет отправлять нескольким пользователям сообщения в 21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7:31:21.431958760</meta:creation-date>
    <dc:date>2017-07-17T17:52:30.826273896</dc:date>
    <meta:editing-duration>PT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15" meta:character-count="1228" meta:non-whitespace-character-count="1118"/>
  </office:meta>
</office:document-meta>
</file>